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ExpiredException.CertificateExpire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ExpiredException.CertificateExpi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